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20" style:family="table-column">
      <style:table-column-properties fo:break-before="auto" style:column-width="1.626cm"/>
    </style:style>
    <style:style style:name="co21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" style:family="table-cell" style:parent-style-name="Default">
      <style:text-properties style:font-name="Verdana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0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3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5" style:family="table-cell" style:parent-style-name="Default" style:data-style-name="N175">
      <style:text-properties style:font-name="Verdana" fo:font-size="7pt" style:font-size-asian="7pt" style:font-size-complex="7pt"/>
    </style:style>
    <style:style style:name="ce86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78" style:family="table-cell" style:parent-style-name="Default" style:data-style-name="N136"/>
    <style:style style:name="ce90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0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3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5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39" style:family="table-cell" style:parent-style-name="Default" style:data-style-name="N140">
      <style:text-properties style:font-name="Verdana" fo:font-size="7pt" style:font-size-asian="7pt" style:font-size-complex="7pt"/>
    </style:style>
    <style:style style:name="ce140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80"/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8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77"/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5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6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4"/>
        <table:table-column table:style-name="co5" table:default-cell-style-name="ce3"/>
        <table:table-column table:style-name="co6" table:default-cell-style-name="ce67"/>
        <table:table-column table:style-name="co7" table:default-cell-style-name="ce86"/>
        <table:table-column table:style-name="co8" table:default-cell-style-name="ce102"/>
        <table:table-column table:style-name="co9" table:default-cell-style-name="ce123"/>
        <table:table-column table:style-name="co10" table:default-cell-style-name="ce140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5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6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3"/>
          <table:table-cell table:style-name="ce90"/>
          <table:table-cell/>
          <table:table-cell table:style-name="ce125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3"/>
          <table:covered-table-cell table:style-name="ce90"/>
          <table:covered-table-cell/>
          <table:covered-table-cell table:style-name="ce125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3"/>
          <table:table-cell table:style-name="ce90"/>
          <table:table-cell/>
          <table:table-cell table:style-name="ce125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Default"/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3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3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3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AE" calcext:value-type="string">
            <text:p>A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0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0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/>
          <table:table-cell table:style-name="ce296"/>
          <table:table-cell table:style-name="ce268" office:value-type="string" calcext:value-type="string">
            <text:p>Tax Code</text:p>
          </table:table-cell>
          <table:table-cell table:style-name="ce304" table:number-columns-repeated="1013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10200" calcext:value-type="currency">
            <text:p>10,200.00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8]; [.$J$23:.$J$26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9]; [.$J$23:.$J$26])" office:value-type="currency" office:currency="EUR" office:value="0" calcext:value-type="currency">
            <text:p>0.0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9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Default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J35:.J39])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 office:value-type="string" calcext:value-type="string">
            <text:p>TaxTotal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2"/>
          <table:covered-table-cell table:style-name="ce56"/>
          <table:covered-table-cell table:style-name="ce42"/>
          <table:covered-table-cell table:style-name="ce85"/>
          <table:covered-table-cell table:style-name="ce100"/>
          <table:covered-table-cell table:style-name="ce122"/>
          <table:covered-table-cell table:style-name="ce139"/>
          <table:covered-table-cell table:style-name="ce181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2"/>
          <table:table-cell table:style-name="ce56"/>
          <table:table-cell table:style-name="ce42"/>
          <table:table-cell table:style-name="ce85"/>
          <table:table-cell table:style-name="ce100"/>
          <table:table-cell table:style-name="ce122"/>
          <table:table-cell table:style-name="ce139"/>
          <table:table-cell table:style-name="ce181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2"/>
          <table:table-cell table:style-name="ce56"/>
          <table:table-cell table:style-name="ce42"/>
          <table:table-cell table:style-name="ce85"/>
          <table:table-cell table:style-name="ce100"/>
          <table:table-cell table:style-name="ce122"/>
          <table:table-cell table:style-name="ce139"/>
          <table:table-cell table:style-name="ce181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16"/>
        <table:table-column table:style-name="co19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llowanceAndCharge" table:style-name="ta1"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7:55:24.437869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8DT21H44M45S</meta:editing-duration>
    <meta:editing-cycles>82</meta:editing-cycles>
    <meta:generator>LibreOffice/7.6.4.1$MacOSX_X86_64 LibreOffice_project/e19e193f88cd6c0525a17fb7a176ed8e6a3e2aa1</meta:generator>
    <meta:initial-creator>Guido Flohr</meta:initial-creator>
    <dc:date>2024-11-03T15:41:22.581584808</dc:date>
    <meta:document-statistic meta:table-count="4" meta:cell-count="313" meta:object-count="0"/>
  </office:meta>
</office:document-meta>
</file>